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2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4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Day</text:p>
          </table:table-cell>
          <table:table-cell table:style-name="ce14" office:value-type="string" calcext:value-type="string">
            <text:p>Hours</text:p>
          </table:table-cell>
          <table:table-cell table:style-name="ce16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4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4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4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4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4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4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4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4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5" table:number-rows-spanned="1">
            <text:p>'last used view‘ (still buggy), fixed login error message about unmounted components, implemented toJSON() Method, small bugfixes and workarounds, working on a style</text:p>
          </table:table-cell>
          <table:covered-table-cell table:number-columns-repeated="3" table:style-name="ce4"/>
          <table:covered-table-cell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4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4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4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 table:number-columns-spanned="10" table:number-rows-spanned="1">
            <text:p>add and delete mime types, delete user, </text:p>
          </table:table-cell>
          <table:covered-table-cell table:number-columns-repeated="3" table:style-name="ce4"/>
          <table:covered-table-cell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Currently:</text:p>
          </table:table-cell>
          <table:table-cell table:formula="of:=SUM([.B6:.B39])" office:value-type="float" office:value="133.5" calcext:value-type="float">
            <text:p>133,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Left:</text:p>
          </table:table-cell>
          <table:table-cell table:formula="of:=[.B41]-[.B40]" office:value-type="float" office:value="41.5" calcext:value-type="float">
            <text:p>41,5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.00.0000</text:date>, <text:time style:data-style-name="N2" text:time-value="15:27:09.6673275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27T15:28:48.999047773</dc:date>
    <meta:editing-duration>PT18H4M57S</meta:editing-duration>
    <meta:editing-cycles>77</meta:editing-cycles>
    <meta:generator>LibreOffice/6.0.7.3$Linux_X86_64 LibreOffice_project/00m0$Build-3</meta:generator>
    <meta:document-statistic meta:table-count="1" meta:cell-count="105" meta:object-count="0"/>
  </office:meta>
</office:document-meta>
</file>